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1cm" svg:stroke-color="#221f1f" draw:stroke-linejoin="round" draw:fill="solid" draw:fill-color="#ffffff" draw:textarea-horizontal-align="center" draw:textarea-vertical-align="top" fo:padding-top="0.011cm" fo:padding-bottom="0.011cm" fo:padding-left="0.011cm" fo:padding-right="0.011cm"/>
    </style:style>
    <style:style style:name="gr2" style:family="graphic" style:parent-style-name="standard">
      <style:graphic-properties draw:stroke="solid" svg:stroke-width="0cm" svg:stroke-color="#221f1f" draw:stroke-linejoin="round" draw:fill="solid" draw:fill-color="#ffffff" draw:textarea-horizontal-align="center" draw:textarea-vertical-align="top"/>
    </style:style>
    <style:style style:name="gr3" style:family="graphic" style:parent-style-name="standard">
      <style:graphic-properties draw:stroke="none" svg:stroke-width="0cm" draw:fill="solid" draw:fill-color="#221f1f" draw:textarea-horizontal-align="center" draw:textarea-vertical-align="top"/>
    </style:style>
    <style:style style:name="gr4" style:family="graphic" style:parent-style-name="standard">
      <style:graphic-properties draw:stroke="solid" svg:stroke-width="0.021cm" svg:stroke-color="#221f1f" draw:stroke-linejoin="round" draw:fill="none" draw:textarea-horizontal-align="center" draw:textarea-vertical-align="top" fo:padding-top="0.011cm" fo:padding-bottom="0.011cm" fo:padding-left="0.011cm" fo:padding-right="0.011cm"/>
    </style:style>
    <style:style style:name="gr5" style:family="graphic" style:parent-style-name="standard">
      <style:graphic-properties draw:stroke="none" svg:stroke-width="0cm" draw:fill="solid" draw:fill-color="#e5e5e5" draw:textarea-horizontal-align="center" draw:textarea-vertical-align="top"/>
    </style:style>
    <style:style style:name="gr6" style:family="graphic" style:parent-style-name="standard">
      <style:graphic-properties draw:stroke="none" svg:stroke-width="0cm" draw:fill="none" draw:textarea-vertical-align="top" fo:min-height="1.487cm" fo:min-width="0.539cm" fo:padding-top="0cm" fo:padding-bottom="0cm" fo:padding-left="0cm" fo:padding-right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marker-end="Arrowheads_20_1" draw:fill="none" draw:textarea-vertical-align="middle"/>
    </style:style>
    <style:style style:name="gr9" style:family="graphic" style:parent-style-name="objectwithoutfill">
      <style:graphic-properties draw:marker-start="Arrowheads_20_1" draw:fill="none" draw:textarea-vertical-align="middle"/>
    </style:style>
    <style:style style:name="gr10" style:family="graphic" style:parent-style-name="objectwithoutfill">
      <style:graphic-properties draw:marker-start="" draw:marker-end="Arrowheads_20_1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11pt"/>
    </style:style>
    <style:style style:name="P2" style:family="paragraph">
      <style:text-properties fo:font-size="11pt"/>
    </style:style>
    <style:style style:name="P3" style:family="paragraph">
      <style:paragraph-properties fo:text-align="center"/>
    </style:style>
    <style:style style:name="T1" style:family="text">
      <style:text-properties fo:font-size="11.5pt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style:text-position="super 58%"/>
    </style:style>
    <style:style style:name="T4" style:family="text">
      <style:text-properties style:text-position="0% 100%" style:font-name="Liberation Sans1" style:font-name-asian="Liberation Sans1" style:font-name-complex="Liberation Sans1"/>
    </style:style>
    <style:style style:name="T5" style:family="text">
      <style:text-properties style:text-position="0% 100%"/>
    </style:style>
    <style:style style:name="T6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g>
          <draw:line draw:style-name="gr1" draw:text-style-name="P1" draw:layer="layout" svg:x1="5.995cm" svg:y1="7.606cm" svg:x2="23.394cm" svg:y2="7.606cm">
            <text:p/>
          </draw:line>
          <draw:line draw:style-name="gr2" draw:text-style-name="P1" draw:layer="layout" svg:x1="10.661cm" svg:y1="8.06cm" svg:x2="10.661cm" svg:y2="12.142cm">
            <text:p/>
          </draw:line>
          <draw:line draw:style-name="gr1" draw:text-style-name="P1" draw:layer="layout" svg:x1="10.661cm" svg:y1="8.06cm" svg:x2="10.661cm" svg:y2="12.142cm">
            <text:p/>
          </draw:line>
          <draw:path draw:style-name="gr3" draw:text-style-name="P1" draw:layer="layout" svg:width="0.195cm" svg:height="4.993cm" draw:transform="rotate (-3.14159265358979) translate (10.7601416991523cm 12.6005660443715cm)" svg:viewBox="0 0 196 4994" svg:d="M0 567h196l-8-43-17-66-19-79-15-87-14-82-10-85-9-65-7-60-5 60-8 65-11 85-17 82-13 78-14 66-14 66zM0 4427l9 40 15 69 19 82 13 85 14 87 14 76 8 72 5 56 7-56 9-72 10-76 14-87 15-79 12-66 17-66 15-65z">
            <text:p/>
          </draw:path>
          <draw:polyline draw:style-name="gr4" draw:text-style-name="P1" draw:layer="layout" svg:width="0.499cm" svg:height="4.993cm" draw:transform="rotate (-3.14159265358979) translate (23.9002134768888cm 12.6005660443715cm)" svg:viewBox="0 0 500 4994" draw:points="500,4994 289,4762 172,4383 82,3859 20,3217 7,2869 0,2495 7,2126 20,1778 48,1445 123,856 229,401 355,103 429,28 500,0">
            <text:p/>
          </draw:polyline>
          <draw:polygon draw:style-name="gr5" draw:text-style-name="P1" draw:layer="layout" svg:width="0.499cm" svg:height="4.993cm" draw:transform="rotate (-3.14159265358979) translate (6.48856403275375cm 12.5950362262811cm)" svg:viewBox="0 0 500 4994" draw:points="500,4994 500,0 425,28 225,398 123,856 44,1445 20,1778 7,2126 0,2495 7,2869 20,3217 44,3549 123,4135 225,4596 355,4891">
            <text:p/>
          </draw:polygon>
          <draw:polyline draw:style-name="gr4" draw:text-style-name="P1" draw:layer="layout" svg:width="0.499cm" svg:height="4.993cm" draw:transform="rotate (-3.14159265358979) translate (6.48856403275375cm 12.5950362262811cm)" svg:viewBox="0 0 500 4994" draw:points="500,4994 289,4762 172,4383 82,3859 20,3217 7,2869 0,2495 7,2126 20,1778 44,1445 123,856 225,398 355,103 425,28 500,0">
            <text:p/>
          </draw:polyline>
          <draw:polygon draw:style-name="gr5" draw:text-style-name="P1" draw:layer="layout" svg:width="0.499cm" svg:height="4.993cm" draw:transform="rotate (-3.14159265358979) translate (6.00055586494235cm 12.5950362262811cm)" svg:viewBox="0 0 500 4994" draw:points="0,4994 212,4762 326,4383 422,3859 480,3217 497,2869 500,2495 497,2126 480,1778 456,1445 377,856 273,398 145,103 0,0">
            <text:p/>
          </draw:polygon>
          <draw:polyline draw:style-name="gr4" draw:text-style-name="P1" draw:layer="layout" svg:width="0.499cm" svg:height="4.993cm" draw:transform="rotate (-3.14159265358979) translate (6.00055586494235cm 12.5950362262811cm)" svg:viewBox="0 0 500 4994" draw:points="0,4994 212,4762 326,4383 422,3859 480,3217 497,2869 500,2495 497,2126 480,1778 456,1445 377,856 273,398 145,103 72,28 0,0">
            <text:p/>
          </draw:polyline>
          <draw:custom-shape draw:style-name="gr6" draw:text-style-name="P2" draw:layer="layout" svg:width="0.539cm" svg:height="1.487cm" svg:x="10.977cm" svg:y="9.465cm">
            <text:p><text:span text:style-name="T1">D</text:span></text:p>
            <draw:enhanced-geometry svg:viewBox="0 0 21600 21600" draw:type="mso-spt202" draw:enhanced-path="M 0 0 L 21600 0 21600 21600 0 21600 0 0 Z N"/>
          </draw:custom-shape>
        </draw:g>
        <draw:line draw:style-name="gr7" draw:text-style-name="P3" draw:layer="layout" svg:x1="6.113cm" svg:y1="12.578cm" svg:x2="23.4cm" svg:y2="12.6cm">
          <text:p/>
        </draw:line>
        <draw:line draw:style-name="gr8" draw:text-style-name="P3" draw:layer="layout" svg:x1="2.9cm" svg:y1="7.9cm" svg:x2="5.1cm" svg:y2="7.9cm">
          <text:p/>
        </draw:line>
        <draw:line draw:style-name="gr8" draw:text-style-name="P3" draw:layer="layout" svg:x1="2.9cm" svg:y1="8.9cm" svg:x2="5.1cm" svg:y2="8.9cm">
          <text:p/>
        </draw:line>
        <draw:line draw:style-name="gr8" draw:text-style-name="P3" draw:layer="layout" svg:x1="2.9cm" svg:y1="9.9cm" svg:x2="5.1cm" svg:y2="9.9cm">
          <text:p/>
        </draw:line>
        <draw:line draw:style-name="gr8" draw:text-style-name="P3" draw:layer="layout" svg:x1="2.9cm" svg:y1="11.1cm" svg:x2="5.1cm" svg:y2="11.1cm">
          <text:p/>
        </draw:line>
        <draw:line draw:style-name="gr8" draw:text-style-name="P3" draw:layer="layout" svg:x1="2.9cm" svg:y1="12.3cm" svg:x2="5.1cm" svg:y2="12.3cm">
          <text:p/>
        </draw:line>
        <draw:line draw:style-name="gr9" draw:text-style-name="P3" draw:layer="layout" svg:x1="6.001cm" svg:y1="13.3cm" svg:x2="14.1cm" svg:y2="13.3cm">
          <text:p/>
        </draw:line>
        <draw:line draw:style-name="gr10" draw:text-style-name="P3" draw:layer="layout" svg:x1="15.3cm" svg:y1="13.3cm" svg:x2="23.5cm" svg:y2="13.3cm">
          <text:p/>
        </draw:line>
        <draw:frame draw:style-name="gr11" draw:layer="layout" svg:width="0.853cm" svg:height="0.962cm" svg:x="14.3cm" svg:y="12.878cm">
          <draw:text-box>
            <text:p>L</text:p>
          </draw:text-box>
        </draw:frame>
        <draw:line draw:style-name="gr7" draw:text-style-name="P3" draw:layer="layout" svg:x1="6.001cm" svg:y1="12.978cm" svg:x2="6.001cm" svg:y2="13.578cm">
          <text:p/>
        </draw:line>
        <draw:line draw:style-name="gr7" draw:text-style-name="P3" draw:layer="layout" svg:x1="23.5cm" svg:y1="13cm" svg:x2="23.5cm" svg:y2="13.6cm">
          <text:p/>
        </draw:line>
        <draw:frame draw:style-name="gr11" draw:layer="layout" svg:width="0.959cm" svg:height="0.962cm" svg:x="1.647cm" svg:y="9.6cm">
          <draw:text-box>
            <text:p>U</text:p>
          </draw:text-box>
        </draw:frame>
        <draw:frame draw:style-name="gr11" draw:layer="layout" svg:width="6.619cm" svg:height="2.432cm" svg:x="3.2cm" svg:y="14.2cm">
          <draw:text-box>
            <text:p text:style-name="P3">Fluid:</text:p>
            <text:p><text:span text:style-name="T2">ρ</text:span>= 1 kg.m<text:span text:style-name="T3">-3</text:span></text:p>
            <text:p><text:span text:style-name="T4">μ</text:span><text:span text:style-name="T5">=1.5 x 10</text:span><text:span text:style-name="T3">-3</text:span><text:span text:style-name="T5"> kg.(m.s)</text:span><text:span text:style-name="T3">-1</text:span></text:p>
          </draw:text-box>
        </draw:frame>
        <draw:frame draw:style-name="gr11" draw:layer="layout" svg:width="3.444cm" svg:height="1.171cm" svg:x="23.956cm" svg:y="9.429cm">
          <draw:text-box>
            <text:p>P<text:span text:style-name="T6">0</text:span> = 1 atm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702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30T12:02:09.248364652</meta:creation-date>
    <dc:date>2016-09-30T12:13:17.411868293</dc:date>
    <meta:editing-duration>P0D</meta:editing-duration>
    <meta:editing-cycles>1</meta:editing-cycles>
    <meta:document-statistic meta:object-count="48"/>
    <meta:generator>LibreOffice/4.2.8.2$Linux_X86_64 LibreOffice_project/420m0$Build-2</meta:generator>
  </office:meta>
</office:document-meta>
</file>